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5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7">18.75 miles in the last week</text:p>
      <text:p text:style-name="P6"><text:soft-page-break/>Sat 10/15/16 1:26 PM - <text:span text:style-name="T1">5 miles</text:span></text:p>
      <text:p text:style-name="P8">On hilly roads, I walked ½ mile and ran ½ mile during every mile.</text:p>
      <text:p text:style-name="P8">time 1:04:22 or 12:52/mile</text:p>
      <text:p text:style-name="P8">walking pace about 14:50/mile and running pace about 10:50/mile</text:p>
      <text:p text:style-name="P8"/>
      <text:p text:style-name="P8">Sun 10/16/16 11:25 PM - <text:s/><text:span text:style-name="T1">4.8 miles</text:span></text:p>
      <text:p text:style-name="P8">1 mile mainly uphill in 11:32, total ascent 165 feet, rested 2 minutes</text:p>
      <text:p text:style-name="P8">On mainly flat roads I ran 2 miles at 9:32/mile.</text:p>
      <text:p text:style-name="P8">1 mile mainly downhill in 10:21 and walked 0.8 miles to warm down.</text:p>
      <text:p text:style-name="P8"><text:s/></text:p>
      <text:p text:style-name="P6">Mon 10/17/16 10:43 PM - <text:span text:style-name="T1">5 miles</text:span></text:p>
      <text:p text:style-name="P8">Compare this workout to the one 2 days ago.</text:p>
      <text:p text:style-name="P8">On hilly roads, I walked ½ mile and ran ½ mile during every mile.</text:p>
      <text:p text:style-name="P8">time 1:00:51 or 12:10/mile</text:p>
      <text:p text:style-name="P8">My average walking pace was 14:35/mile and my average running pace was 9:46/mile</text:p>
      <text:p text:style-name="P8"/>
      <text:p text:style-name="P6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17T13:00:40.90</dc:date>
    <dc:creator>James Lombardi</dc:creator>
    <meta:editing-duration>PT2H53M13S</meta:editing-duration>
    <meta:editing-cycles>14</meta:editing-cycles>
    <meta:generator>OpenOffice/4.1.0$Win32 OpenOffice.org_project/410m18$Build-9764</meta:generator>
    <meta:document-statistic meta:table-count="0" meta:image-count="0" meta:object-count="0" meta:page-count="2" meta:paragraph-count="52" meta:word-count="521" meta:character-count="2484"/>
  </office:meta>
</office:document-meta>
</file>